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officeooo:paragraph-rsid="0000fd29"/>
    </style:style>
    <style:style style:name="P24" style:family="paragraph" style:parent-style-name="Table_20_Contents">
      <style:paragraph-properties fo:text-align="end" style:justify-single-word="false"/>
      <style:text-properties officeooo:paragraph-rsid="0005775c"/>
    </style:style>
    <style:style style:name="P25" style:family="paragraph" style:parent-style-name="Table_20_Contents">
      <style:paragraph-properties fo:text-align="start" style:justify-single-word="false"/>
      <style:text-properties officeooo:paragraph-rsid="00020671"/>
    </style:style>
    <style:style style:name="P26" style:family="paragraph" style:parent-style-name="Table_20_Contents" style:list-style-name="L2">
      <style:paragraph-properties fo:text-align="start" style:justify-single-word="false"/>
      <style:text-properties officeooo:paragraph-rsid="00020671"/>
    </style:style>
    <style:style style:name="P27" style:family="paragraph" style:parent-style-name="Table_20_Contents" style:list-style-name="L3">
      <style:paragraph-properties fo:text-align="start" style:justify-single-word="false"/>
      <style:text-properties officeooo:paragraph-rsid="0003678c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paragraph-rsid="00027996"/>
    </style:style>
    <style:style style:name="P29" style:family="paragraph" style:parent-style-name="Table_20_Contents" style:list-style-name="L3">
      <style:paragraph-properties fo:text-align="start" style:justify-single-word="false"/>
      <style:text-properties officeooo:rsid="0003678c" officeooo:paragraph-rsid="0003678c"/>
    </style:style>
    <style:style style:name="P30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3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5775c"/>
    </style:style>
    <style:style style:name="T15" style:family="text">
      <style:text-properties officeooo:rsid="000878e1"/>
    </style:style>
    <style:style style:name="T16" style:family="text">
      <style:text-properties officeooo:rsid="000e9a15"/>
    </style:style>
    <style:style style:name="T17" style:family="text">
      <style:text-properties officeooo:rsid="00122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22">Avshar Kirksall</text:p>
          </table:table-cell>
          <table:covered-table-cell/>
          <table:covered-table-cell/>
          <table:table-cell table:style-name="Table1.A1" office:value-type="string">
            <text:p text:style-name="P3"/>
            <text:p text:style-name="P39">Brooklyn, NY</text:p>
          </table:table-cell>
          <table:table-cell table:style-name="Table1.A1" office:value-type="string">
            <text:p text:style-name="P23"><text:a xlink:type="simple" xlink:href="mailto:avshark@pm.me" text:style-name="Internet_20_link" text:visited-style-name="Visited_20_Internet_20_Link"><text:span text:style-name="T1">avshark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4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0">S<text:span text:style-name="T14">UMMARY</text:span>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>I am a full stack engineer with <text:span text:style-name="T17">solid background in computer science fundamentals</text:span>. I have multiple years of experience building consumer facing software with proficiency in Ruby, Rails, Node, JavaScript, 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41">E<text:span text:style-name="T14">XPERIENCE</text:span></text:p>
          </table:table-cell>
          <table:table-cell table:style-name="Table1.A1" office:value-type="string">
            <text:p text:style-name="P15"/>
          </table:table-cell>
          <table:table-cell table:style-name="Table1.A1" table:number-columns-spanned="3" office:value-type="string">
            <text:p text:style-name="P15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CushionDB</text:p>
          </table:table-cell>
          <table:table-cell table:style-name="Table1.A1" office:value-type="string">
            <text:p text:style-name="P37">Brooklyn, NY</text:p>
          </table:table-cell>
          <table:table-cell table:style-name="Table1.A1" office:value-type="string">
            <text:p text:style-name="P38">May 2019 – Present</text:p>
          </table:table-cell>
        </table:table-row>
        <table:table-row>
          <table:covered-table-cell/>
          <table:table-cell table:style-name="Table1.A1" office:value-type="string">
            <text:p text:style-name="P25"/>
          </table:table-cell>
          <table:table-cell table:style-name="Table1.A1" table:number-columns-spanned="3" office:value-type="string">
            <text:list xml:id="list994454677" text:style-name="L2">
              <text:list-item>
                <text:p text:style-name="P26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657250165" text:style-name="L1">
              <text:list-item>
                <text:p text:style-name="P5"><text:span text:style-name="T16">Implemented</text:span> preemptive data push (server push) to reduce web application latency.</text:p>
              </text:list-item>
              <text:list-item>
                <text:p text:style-name="P5">Reduced DOM blocking by separating long running computation from the main thread.</text:p>
              </text:list-item>
              <text:list-item>
                <text:p text:style-name="P5">Implemented Multi-leader data replication/synchronization architecture among user databases.</text:p>
              </text:list-item>
              <text:list-item>
                <text:p text:style-name="P5">Utilized Service Workers and Push Notifications to implement bidirectional data synchronization between user databases even if the web application is closed.</text:p>
              </text:list-item>
              <text:list-item>
                <text:p text:style-name="P5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8">Reduced HTTP traffic by employing network connectivity events.</text:p>
              </text:list-item>
              <text:list-item>
                <text:p text:style-name="P28"><text:span text:style-name="T10">Wrote a comprehensive case study (</text:span><text:a xlink:type="simple" xlink:href="https://cushiondb.github.io/" text:style-name="Internet_20_link" text:visited-style-name="Visited_20_Internet_20_Link"><text:span text:style-name="T12">https://cushiondb.github.io</text:span></text:a><text:span text:style-name="T10">)</text:span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table:number-columns-spanned="3" office:value-type="string">
            <text:p text:style-name="P16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0">Mita Consulting USA Inc.</text:p>
          </table:table-cell>
          <table:table-cell table:style-name="Table1.A1" office:value-type="string">
            <text:p text:style-name="P31">Brooklyn, NY</text:p>
          </table:table-cell>
          <table:table-cell table:style-name="Table1.A1" office:value-type="string">
            <text:p text:style-name="P32"><text:span text:style-name="T17">September</text:span> 2015 – May 2019</text:p>
          </table:table-cell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list xml:id="list4228706266" text:style-name="L3">
              <text:list-item>
                <text:p text:style-name="P27"><text:span text:style-name="T6">Built Ruby/Rails full stack ecommerce web applications for multi channel </text:span><text:span text:style-name="T11">merchants</text:span><text:span text:style-name="T6">.</text:span></text:p>
              </text:list-item>
              <text:list-item>
                <text:p text:style-name="P29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3"><text:span text:style-name="T9">I</text:span><text:span text:style-name="T4">ntegrated web apps with Amazon market place via RESTful APIs.</text:span></text:p>
              </text:list-item>
              <text:list-item>
                <text:p text:style-name="P29"><text:span text:style-name="T4">Built an extensive number of web applications with Ruby/Rails, Node/JavaScript and React/Redux. </text:span></text:p>
              </text:list-item>
            </text:list>
          </table:table-cell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11"/>
          </table:table-cell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16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3">Partners Modusvivendi Inc.</text:p>
          </table:table-cell>
          <table:table-cell table:style-name="Table1.A1" office:value-type="string">
            <text:p text:style-name="P34">Brooklyn, NY</text:p>
          </table:table-cell>
          <table:table-cell table:style-name="Table1.A1" office:value-type="string">
            <text:p text:style-name="P35">June 2008 – <text:span text:style-name="T17">January</text:span> 2013</text:p>
          </table:table-cell>
        </table:table-row>
        <table:table-row table:style-name="Table1.9">
          <table:covered-table-cell/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list xml:id="list1610135824" text:style-name="L4">
              <text:list-item>
                <text:p text:style-name="P13">Built and operated multi channel ecommerce company with over $300K annual sales.</text:p>
              </text:list-item>
            </text:list>
          </table:table-cell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42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4"><text:span text:style-name="T13">PostIt:</text:span> A social news and discussion application similar to Reddit built with Rails, PostgreSQL, and JavaScript.</text:p>
            <text:p text:style-name="P14"><text:span text:style-name="T13">Project Board: </text:span><text:span text:style-name="T15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42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2"><text:span text:style-name="T13">Programming Languages: </text:span>C, Ruby, JavaScript, Bash Shell Script, SQL</text:p>
            <text:p text:style-name="P12"><text:span text:style-name="T13">Back End:</text:span> Rails, Node, Sinatra, PostgreSQL, MySQL, RESTful APIs</text:p>
            <text:p text:style-name="P12"><text:span text:style-name="T13">Front End:</text:span> React, Redux, HTML/CSS, jQuery</text:p>
            <text:p text:style-name="P12"><text:span text:style-name="T13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42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2"><text:span text:style-name="T13">Louisiana State University</text:span> – Baton Rouge, LA</text:p>
            <text:p text:style-name="P12">Bachelor of Science in <text:span text:style-name="T13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4T14:28:17.887266026</dc:date>
    <meta:editing-duration>PT3H43M55S</meta:editing-duration>
    <meta:editing-cycles>13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3" meta:word-count="313" meta:character-count="2252" meta:non-whitespace-character-count="1989"/>
  </office:meta>
</office:document-meta>
</file>